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c93f8" officeooo:paragraph-rsid="000c93f8"/>
    </style:style>
    <style:style style:name="P2" style:family="paragraph" style:parent-style-name="Title">
      <style:text-properties officeooo:rsid="000c93f8" officeooo:paragraph-rsid="000c93f8"/>
    </style:style>
    <style:style style:name="P3" style:family="paragraph" style:parent-style-name="Text_20_body">
      <style:text-properties officeooo:rsid="000c93f8" officeooo:paragraph-rsid="000c93f8"/>
    </style:style>
    <style:style style:name="T1" style:family="text">
      <style:text-properties officeooo:rsid="000ca548"/>
    </style:style>
    <style:style style:name="T2" style:family="text">
      <style:text-properties officeooo:rsid="000d0d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fbau shops.yml</text:p>
      <text:p text:style-name="P1">shops:</text:p>
      <text:p text:style-name="P1"><text:tab/>[name]:</text:p>
      <text:p text:style-name="P1"><text:tab/><text:tab/>title: [shoptitel]</text:p>
      <text:p text:style-name="P1"><text:tab/><text:tab/>iconitem: [itemstring icon]</text:p>
      <text:p text:style-name="P1"><text:tab/><text:tab/><text:span text:style-name="T1">items</text:span>:</text:p>
      <text:p text:style-name="P1"><text:tab/><text:tab/><text:tab/>[<text:span text:style-name="T2">tag</text:span>]:</text:p>
      <text:p text:style-name="P1"><text:tab/><text:tab/><text:tab/><text:tab/><text:span text:style-name="T2">item: [material als String]</text:span></text:p>
      <text:p text:style-name="P1"><text:tab/><text:tab/><text:tab/><text:tab/>buy: [kaufpreis]</text:p>
      <text:p text:style-name="P1"><text:tab/><text:tab/><text:tab/><text:tab/>sell: [verkaufpreis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4T22:46:24.772481480</meta:creation-date>
    <dc:date>2015-11-21T09:54:15.374673983</dc:date>
    <meta:editing-duration>PT34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10" meta:word-count="19" meta:character-count="171" meta:non-whitespace-character-count="140"/>
  </office:meta>
</office:document-meta>
</file>